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C800000348600058A9AB48F676.png" manifest:media-type="image/png"/>
  <manifest:file-entry manifest:full-path="Pictures/10000000000006590000036ACF439CBB933507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horndale" svg:font-family="Thorndale" style:font-family-generic="roman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2" text:anchor-type="paragraph" svg:x="0.355cm" svg:y="0.169cm" svg:width="25.338cm" svg:height="17.388cm" draw:z-index="0"><draw:image xlink:href="Pictures/10000000000004C800000348600058A9AB48F676.png" xlink:type="simple" xlink:show="embed" xlink:actuate="onLoad" loext:mime-type="image/x-vclgraphic"/></draw:frame></text:p>
      <text:p text:style-name="P1"><draw:frame draw:style-name="fr2" draw:name="Bild1" text:anchor-type="paragraph" svg:width="26.629cm" svg:height="14.321cm" draw:z-index="1"><draw:image xlink:href="Pictures/10000000000006590000036ACF439CBB9335072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horndale" svg:font-family="Thorndale" style:font-family-generic="roman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horndale" fo:font-family="Thorndale" style:font-family-generic="roman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orndale" fo:font-family="Thorndale" style:font-family-generic="roman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fo:font-size="8pt"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Schwarzentruber</meta:initial-creator>
    <meta:creation-date>2019-03-23T08:47:57.467000000</meta:creation-date>
    <meta:printed-by>Bruno Schwarzentruber</meta:printed-by>
    <meta:print-date>2019-03-23T08:51:38.678000000</meta:print-date>
    <dc:date>2019-03-25T08:46:42.410000000</dc:date>
    <dc:creator>Bruno Schwarzentruber</dc:creator>
    <meta:editing-duration>P1DT23H45M37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0.7.3$Windows_X86_64 LibreOffice_project/dc89aa7a9eabfd848af146d5086077aeed2ae4a5</meta:generator>
  </office:meta>
</office:document-meta>
</file>